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ina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2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Minneapolis</text:p>
      <text:p text:style-name="P5">State<text:tab/><text:tab/><text:tab/><text:tab/><text:tab/><text:tab/>MN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Monday morning/</text:p>
      <text:p text:style-name="P3">Feb 12[/ inserted by author]94/</text:p>
      <text:p text:style-name="P2">My dear Father,/ </text:p>
      <text:p text:style-name="P2"><text:tab/>After the most/ earnest consideration, we have/ decided to let Leon go to Kansas/ City. <text:s/>During the three weeks/ of his stay we have thought/ constantly of what to do, and have/ discussed the matter together/ and with him. <text:s/>It is useless/ to tell you of the many plans/ made and rejected and of the/ reasons/ you already know, and the/ many considerations pro and con/ for sending him here or/ there, or for paying any or/</text:p>
      <text:p text:style-name="P2"/>
      <text:p text:style-name="P2">[Page 2]</text:p>
      <text:p text:style-name="P2">all of his debts./</text:p>
      <text:p text:style-name="P2">It seems to me now that/ he has awakened to some sense/ of the great wrong that he/ has done, and is determined/ with all his power to make/ any other effort. <text:s/>He feels/ assurred[sic!], I think, from/ the <text:soft-page-break/>way in which Manuel/ has spoken to him, that/ while he will be assisted/ in sincere efforts to get work,/ if he does any wrong, he/ will <text:span text:style-name="T2">not</text:span><text:span text:style-name="T3"> be assisted, no/ matter how much we/ may suffer. <text:s/>Manuel has/ spoken to him severely,/</text:span></text:p>
      <text:p text:style-name="P2"><text:span text:style-name="T3"/></text:p>
      <text:p text:style-name="P2"><text:span text:style-name="T3">[Page 3]</text:span></text:p>
      <text:p text:style-name="P2"><text:span text:style-name="T3">but justly, and though the circumstances/ were such that his visit here could not/ be a happy one, I believe that it has done/ him good and that he appreciates it./ <text:s/>I am very glad that we took him; he/ has behaved well and has been as useful/ as possible. <text:s/>He will leave us about Wednesday./ <text:s/>We have decided to let him go to Kansas/ City for these reasons./</text:span></text:p>
      <text:p text:style-name="P2"><text:span text:style-name="T3">I It is his </text:span><text:span text:style-name="T2">choice</text:span><text:span text:style-name="T3">, for he believes that/ he could more readily get work there;/ and by doing so retrieve his reputation/</text:span></text:p>
      <text:p text:style-name="P2"><text:span text:style-name="T3"/></text:p>
      <text:p text:style-name="P2"><text:span text:style-name="T3">[Page 4]</text:span></text:p>
      <text:p text:style-name="P2"><text:span text:style-name="T3">where he lost it./</text:span></text:p>
      <text:p text:style-name="P2"><text:span text:style-name="T3">II If he could begin again unhampered/ by creditors, he would have more courage/ to face the fight./</text:span></text:p>
      <text:p text:style-name="P2"><text:span text:style-name="T3">III Gambling houses are everywhere, and he/ believes that he will not be tempted again/ I will add that he has no </text:span><text:span text:style-name="T2">bad friends</text:span><text:span text:style-name="T3"> in/ K. C. but his errors are his own./</text:span></text:p>
      <text:p text:style-name="P2"><text:span text:style-name="T3">Since the debts must be paid ulti-/mately, and we all are in earnest about/ giving him another chance, we think/ that we should give it to him freely/</text:span></text:p>
      <text:p text:style-name="P2"><text:span text:style-name="T3"/></text:p>
      <text:p text:style-name="P2"><text:span text:style-name="T3">[Page 5]</text:span></text:p>
      <text:p text:style-name="P2"><text:span text:style-name="T3">that is in the way </text:span><text:span text:style-name="T2">he</text:span><text:span text:style-name="T3">/ thinks best, so that he/ may feel that all possible has/ been done for him and/ he takes the whole res/ponsibility of his future/ once again./</text:span></text:p>
      <text:p text:style-name="P2"><text:span text:style-name="T3">I trust, my dear Father,/ that you will agree with/ this decision. <text:s/>It has/ been a </text:span><text:span text:style-name="T2">terrible responsibility</text:span><text:span text:style-name="T3">/ but he had in mind under/ all </text:span><text:span text:style-name="T2">only</text:span><text:span text:style-name="T3"> his and your best/ good. <text:s/>My husband's good-/ness wisdom and forbearance/ in this matter has endeared/ him still more to me, who/ always appreciated his worth./</text:span></text:p>
      <text:p text:style-name="P2"><text:span text:style-name="T3"/></text:p>
      <text:p text:style-name="P2"><text:span text:style-name="T3">[Page 6]</text:span></text:p>
      <text:p text:style-name="P2"><text:span text:style-name="T3">In accordance with/ your proposition to/ Leon his debts will/ be settled at once./ <text:s/>You have already/ given me $100 and/ sent him in Chicago $42/ Besides this he owes/ $358. <text:s/>This sum includes/ a note for $105, for/ which Manuel is security./ <text:s/>This note may be/ paid now, or it/ can wait until July/ 18, when $5 more/</text:span></text:p>
      <text:p text:style-name="P2"><text:span text:style-name="T3"/></text:p>
      <text:p text:style-name="P2"><text:span text:style-name="T3">[Page 7]</text:span></text:p>
      <text:p text:style-name="P2"><text:span text:style-name="T3">for interest will be due. <text:s/>Leon's/ note to you will then be/ </text:span></text:p>
      <text:p text:style-name="P2"><text:span text:style-name="T3">For money sent to Nina--$100/</text:span></text:p>
      <text:p text:style-name="P2"><text:span text:style-name="T3">" " " " Chicago 42/</text:span></text:p>
      <text:p text:style-name="P2"><text:span text:style-name="T3">" debts in Kansas City &amp;c 253/</text:span></text:p>
      <text:p text:style-name="P2"><text:span text:style-name="T3">For note due Jan 18 or July 18 105/</text:span></text:p>
      <text:p text:style-name="P2"><text:span text:style-name="T3">$500/</text:span></text:p>
      <text:p text:style-name="P2"><text:span text:style-name="T3">For this you must send $253 or/ $358 as you wish. <text:s/>This will send him/ off and keep him three weeks/ in Kansas City. <text:s/>I trust he will/</text:span></text:p>
      <text:p text:style-name="P2"><text:span text:style-name="T3"/></text:p>
      <text:p text:style-name="P2"><text:span text:style-name="T3">[Page 8]</text:span></text:p>
      <text:p text:style-name="P2"><text:span text:style-name="T3">need no more/</text:span></text:p>
      <text:p text:style-name="P2"><text:span text:style-name="T3">I need not tell you/ my dear Father, how/ all this grieves me,/ but I think it is/ the best we could do/ as things are. <text:s/>If he/ turns out well, we/ shall not regret it;/ if not we have done/ all that could be done/ with any human foresight./ <text:s/>Let us hope for the best/ Your loving Nin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3:17:19.64</meta:creation-date>
    <dc:date>2011-12-20T13:42:42.34</dc:date>
    <dc:creator>Penn Libraries</dc:creator>
    <meta:editing-duration>PT00H08M0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2" meta:word-count="802" meta:character-count="4574"/>
  </office:meta>
</office:document-meta>
</file>